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cc" fo:wrap-option="wrap"/>
    </style:style>
    <style:style style:name="ce5" style:family="table-cell" style:parent-style-name="Default">
      <style:table-cell-properties fo:background-color="#ffcccc" fo:wrap-option="wrap"/>
    </style:style>
    <style:style style:name="ce6" style:family="table-cell" style:parent-style-name="Default">
      <style:table-cell-properties fo:background-color="#ffffcc" fo:wrap-option="wrap"/>
    </style:style>
    <style:style style:name="ce7" style:family="table-cell" style:parent-style-name="Default">
      <style:table-cell-properties fo:background-color="transparent"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wrap-option="wrap"/>
    </style:style>
    <style:style style:name="ce9" style:family="table-cell" style:parent-style-name="Default">
      <style:table-cell-properties fo:background-color="transparent" fo:wrap-option="wrap"/>
      <style:text-properties style:use-window-font-color="true"/>
    </style:style>
    <style:style style:name="ce10" style:family="table-cell" style:parent-style-name="Default" style:data-style-name="N108">
      <style:table-cell-properties fo:background-color="#ffffcc" fo:wrap-option="wrap"/>
    </style:style>
    <style:style style:name="ce1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cc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ffcc"/>
    </style:style>
  </office:automatic-styles>
  <office:body>
    <office:spreadsheet>
      <table:table table:name="Schleswig-Holstein2017" table:style-name="ta1" table:print="false">
        <table:table-column table:style-name="co1" table:default-cell-style-name="ce2"/>
        <table:table-column table:style-name="co2" table:number-columns-repeated="2" table:default-cell-style-name="ce8"/>
        <table:table-column table:style-name="co2" table:number-columns-repeated="3" table:default-cell-style-name="Default"/>
        <table:table-column table:style-name="co2" table:number-columns-repeated="4" table:default-cell-style-name="ce2"/>
        <table:table-column table:style-name="co2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>
            <text:p>These</text:p>
          </table:table-cell>
          <table:table-cell table:style-name="ce7" office:value-type="string">
            <text:p>Ja (1), Neutral(0), Nein (-1)</text:p>
          </table:table-cell>
          <table:table-cell table:style-name="ce7" office:value-type="string">
            <text:p>Gewich-tung (1-10)</text:p>
          </table:table-cell>
          <table:table-cell table:style-name="ce1" office:value-type="string">
            <text:p>Überein-stimmung mit Parteien.B</text:p>
          </table:table-cell>
          <table:table-cell table:style-name="ce1" office:value-type="string">
            <text:p>Überein-stimmung mit Parteien.C</text:p>
          </table:table-cell>
          <table:table-cell table:style-name="ce1" office:value-type="string">
            <text:p>Überein-stimmung mit Parteien.D</text:p>
          </table:table-cell>
          <table:table-cell table:style-name="ce1" office:value-type="string">
            <text:p>Überein-stimmung mit Parteien.E</text:p>
          </table:table-cell>
          <table:table-cell table:style-name="ce1" office:value-type="string">
            <text:p>Überein-stimmung mit Parteien.F</text:p>
          </table:table-cell>
          <table:table-cell table:style-name="ce1" office:value-type="string">
            <text:p>Überein-stimmung mit Parteien.G</text:p>
          </table:table-cell>
          <table:table-cell table:style-name="ce1" office:value-type="string">
            <text:p>Überein-stimmung mit Parteien.H</text:p>
          </table:table-cell>
          <table:table-cell table:style-name="ce1" office:value-type="string">
            <text:p>Überein-stimmung mit Parteien.I</text:p>
          </table:table-cell>
          <table:table-cell table:style-name="ce11" table:number-columns-repeated="1012"/>
          <table:table-cell table:style-name="ce12"/>
        </table:table-row>
        <table:table-row table:style-name="ro2">
          <table:table-cell office:value-type="string">
            <text:p>An allen Grundschulen in Schleswig-Holstein sollen ab der dritten Klasse wieder Schulnoten vergeben werd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2]*(1-ABS([.B2]-[Parteien.B2])/2)" office:value-type="float" office:value="0">
            <text:p>0</text:p>
          </table:table-cell>
          <table:table-cell table:style-name="ce5" table:formula="of:=[.C2]*(1-ABS([.B2]-[Parteien.C2])/2)" office:value-type="float" office:value="2">
            <text:p>2</text:p>
          </table:table-cell>
          <table:table-cell table:style-name="ce5" table:formula="of:=[.C2]*(1-ABS([.B2]-[Parteien.D2])/2)" office:value-type="float" office:value="0">
            <text:p>0</text:p>
          </table:table-cell>
          <table:table-cell table:style-name="ce5" table:formula="of:=[.C2]*(1-ABS([.B2]-[Parteien.E2])/2)" office:value-type="float" office:value="2">
            <text:p>2</text:p>
          </table:table-cell>
          <table:table-cell table:style-name="ce5" table:formula="of:=[.C2]*(1-ABS([.B2]-[Parteien.F2])/2)" office:value-type="float" office:value="0">
            <text:p>0</text:p>
          </table:table-cell>
          <table:table-cell table:style-name="ce5" table:formula="of:=[.C2]*(1-ABS([.B2]-[Parteien.G2])/2)" office:value-type="float" office:value="0">
            <text:p>0</text:p>
          </table:table-cell>
          <table:table-cell table:style-name="ce5" table:formula="of:=[.C2]*(1-ABS([.B2]-[Parteien.H2])/2)" office:value-type="float" office:value="2">
            <text:p>2</text:p>
          </table:table-cell>
          <table:table-cell table:style-name="ce5" table:formula="of:=[.C2]*(1-ABS([.B2]-[Parteien.I2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ie feste Fehmarnbeltquerung sol wie geplant gebaut werden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table:formula="of:=[.C3]*(1-ABS([.B3]-[Parteien.B3])/2)" office:value-type="float" office:value="0.5">
            <text:p>0,5</text:p>
          </table:table-cell>
          <table:table-cell table:style-name="ce5" table:formula="of:=[.C3]*(1-ABS([.B3]-[Parteien.C3])/2)" office:value-type="float" office:value="0.5">
            <text:p>0,5</text:p>
          </table:table-cell>
          <table:table-cell table:style-name="ce5" table:formula="of:=[.C3]*(1-ABS([.B3]-[Parteien.D3])/2)" office:value-type="float" office:value="0.5">
            <text:p>0,5</text:p>
          </table:table-cell>
          <table:table-cell table:style-name="ce5" table:formula="of:=[.C3]*(1-ABS([.B3]-[Parteien.E3])/2)" office:value-type="float" office:value="0.5">
            <text:p>0,5</text:p>
          </table:table-cell>
          <table:table-cell table:style-name="ce5" table:formula="of:=[.C3]*(1-ABS([.B3]-[Parteien.F3])/2)" office:value-type="float" office:value="0.5">
            <text:p>0,5</text:p>
          </table:table-cell>
          <table:table-cell table:style-name="ce5" table:formula="of:=[.C3]*(1-ABS([.B3]-[Parteien.G3])/2)" office:value-type="float" office:value="0.5">
            <text:p>0,5</text:p>
          </table:table-cell>
          <table:table-cell table:style-name="ce5" table:formula="of:=[.C3]*(1-ABS([.B3]-[Parteien.H3])/2)" office:value-type="float" office:value="0.5">
            <text:p>0,5</text:p>
          </table:table-cell>
          <table:table-cell table:style-name="ce5" table:formula="of:=[.C3]*(1-ABS([.B3]-[Parteien.I3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Das Land soll finanzielle Anreize schaffen, damit mehr landwirtschaftliche Betriebe auf ökologische Landwirtschaft umstell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4]*(1-ABS([.B4]-[Parteien.B4])/2)" office:value-type="float" office:value="2">
            <text:p>2</text:p>
          </table:table-cell>
          <table:table-cell table:style-name="ce5" table:formula="of:=[.C4]*(1-ABS([.B4]-[Parteien.C4])/2)" office:value-type="float" office:value="0">
            <text:p>0</text:p>
          </table:table-cell>
          <table:table-cell table:style-name="ce5" table:formula="of:=[.C4]*(1-ABS([.B4]-[Parteien.D4])/2)" office:value-type="float" office:value="2">
            <text:p>2</text:p>
          </table:table-cell>
          <table:table-cell table:style-name="ce5" table:formula="of:=[.C4]*(1-ABS([.B4]-[Parteien.E4])/2)" office:value-type="float" office:value="0">
            <text:p>0</text:p>
          </table:table-cell>
          <table:table-cell table:style-name="ce5" table:formula="of:=[.C4]*(1-ABS([.B4]-[Parteien.F4])/2)" office:value-type="float" office:value="2">
            <text:p>2</text:p>
          </table:table-cell>
          <table:table-cell table:style-name="ce5" table:formula="of:=[.C4]*(1-ABS([.B4]-[Parteien.G4])/2)" office:value-type="float" office:value="2">
            <text:p>2</text:p>
          </table:table-cell>
          <table:table-cell table:style-name="ce5" table:formula="of:=[.C4]*(1-ABS([.B4]-[Parteien.H4])/2)" office:value-type="float" office:value="0">
            <text:p>0</text:p>
          </table:table-cell>
          <table:table-cell table:style-name="ce5" table:formula="of:=[.C4]*(1-ABS([.B4]-[Parteien.I4])/2)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Schleswig-Holstein soll abgelehnte Asylbewerberinnen und Asylbewerber aus Afghanistan in ihr Heimatland abschieb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5]*(1-ABS([.B5]-[Parteien.B5])/2)" office:value-type="float" office:value="0">
            <text:p>0</text:p>
          </table:table-cell>
          <table:table-cell table:style-name="ce5" table:formula="of:=[.C5]*(1-ABS([.B5]-[Parteien.C5])/2)" office:value-type="float" office:value="1">
            <text:p>1</text:p>
          </table:table-cell>
          <table:table-cell table:style-name="ce5" table:formula="of:=[.C5]*(1-ABS([.B5]-[Parteien.D5])/2)" office:value-type="float" office:value="0">
            <text:p>0</text:p>
          </table:table-cell>
          <table:table-cell table:style-name="ce5" table:formula="of:=[.C5]*(1-ABS([.B5]-[Parteien.E5])/2)" office:value-type="float" office:value="1">
            <text:p>1</text:p>
          </table:table-cell>
          <table:table-cell table:style-name="ce5" table:formula="of:=[.C5]*(1-ABS([.B5]-[Parteien.F5])/2)" office:value-type="float" office:value="0">
            <text:p>0</text:p>
          </table:table-cell>
          <table:table-cell table:style-name="ce5" table:formula="of:=[.C5]*(1-ABS([.B5]-[Parteien.G5])/2)" office:value-type="float" office:value="0">
            <text:p>0</text:p>
          </table:table-cell>
          <table:table-cell table:style-name="ce5" table:formula="of:=[.C5]*(1-ABS([.B5]-[Parteien.H5])/2)" office:value-type="float" office:value="1">
            <text:p>1</text:p>
          </table:table-cell>
          <table:table-cell table:style-name="ce5" table:formula="of:=[.C5]*(1-ABS([.B5]-[Parteien.I5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Kleine Gemeinden in Schleswig-Holstein sollen zusammengeleg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5" table:formula="of:=[.C6]*(1-ABS([.B6]-[Parteien.B6])/2)" office:value-type="float" office:value="2">
            <text:p>2</text:p>
          </table:table-cell>
          <table:table-cell table:style-name="ce5" table:formula="of:=[.C6]*(1-ABS([.B6]-[Parteien.C6])/2)" office:value-type="float" office:value="2">
            <text:p>2</text:p>
          </table:table-cell>
          <table:table-cell table:style-name="ce5" table:formula="of:=[.C6]*(1-ABS([.B6]-[Parteien.D6])/2)" office:value-type="float" office:value="2">
            <text:p>2</text:p>
          </table:table-cell>
          <table:table-cell table:style-name="ce5" table:formula="of:=[.C6]*(1-ABS([.B6]-[Parteien.E6])/2)" office:value-type="float" office:value="2">
            <text:p>2</text:p>
          </table:table-cell>
          <table:table-cell table:style-name="ce5" table:formula="of:=[.C6]*(1-ABS([.B6]-[Parteien.F6])/2)" office:value-type="float" office:value="2">
            <text:p>2</text:p>
          </table:table-cell>
          <table:table-cell table:style-name="ce5" table:formula="of:=[.C6]*(1-ABS([.B6]-[Parteien.G6])/2)" office:value-type="float" office:value="0">
            <text:p>0</text:p>
          </table:table-cell>
          <table:table-cell table:style-name="ce5" table:formula="of:=[.C6]*(1-ABS([.B6]-[Parteien.H6])/2)" office:value-type="float" office:value="1">
            <text:p>1</text:p>
          </table:table-cell>
          <table:table-cell table:style-name="ce5" table:formula="of:=[.C6]*(1-ABS([.B6]-[Parteien.I6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as Land soll sich dafür einsetzen, dass gleichgeschlechtliche Paare ein gemeinsames Adoptionsrecht erhalt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7]*(1-ABS([.B7]-[Parteien.B7])/2)" office:value-type="float" office:value="1">
            <text:p>1</text:p>
          </table:table-cell>
          <table:table-cell table:style-name="ce5" table:formula="of:=[.C7]*(1-ABS([.B7]-[Parteien.C7])/2)" office:value-type="float" office:value="0">
            <text:p>0</text:p>
          </table:table-cell>
          <table:table-cell table:style-name="ce5" table:formula="of:=[.C7]*(1-ABS([.B7]-[Parteien.D7])/2)" office:value-type="float" office:value="1">
            <text:p>1</text:p>
          </table:table-cell>
          <table:table-cell table:style-name="ce5" table:formula="of:=[.C7]*(1-ABS([.B7]-[Parteien.E7])/2)" office:value-type="float" office:value="1">
            <text:p>1</text:p>
          </table:table-cell>
          <table:table-cell table:style-name="ce5" table:formula="of:=[.C7]*(1-ABS([.B7]-[Parteien.F7])/2)" office:value-type="float" office:value="1">
            <text:p>1</text:p>
          </table:table-cell>
          <table:table-cell table:style-name="ce5" table:formula="of:=[.C7]*(1-ABS([.B7]-[Parteien.G7])/2)" office:value-type="float" office:value="1">
            <text:p>1</text:p>
          </table:table-cell>
          <table:table-cell table:style-name="ce5" table:formula="of:=[.C7]*(1-ABS([.B7]-[Parteien.H7])/2)" office:value-type="float" office:value="1">
            <text:p>1</text:p>
          </table:table-cell>
          <table:table-cell table:style-name="ce5" table:formula="of:=[.C7]*(1-ABS([.B7]-[Parteien.I7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Unternehmen, die Aufträge vom Land erhalten, sollen weiterhin den Landesmindestlohn zahlen müss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8]*(1-ABS([.B8]-[Parteien.B8])/2)" office:value-type="float" office:value="2">
            <text:p>2</text:p>
          </table:table-cell>
          <table:table-cell table:style-name="ce5" table:formula="of:=[.C8]*(1-ABS([.B8]-[Parteien.C8])/2)" office:value-type="float" office:value="2">
            <text:p>2</text:p>
          </table:table-cell>
          <table:table-cell table:style-name="ce5" table:formula="of:=[.C8]*(1-ABS([.B8]-[Parteien.D8])/2)" office:value-type="float" office:value="2">
            <text:p>2</text:p>
          </table:table-cell>
          <table:table-cell table:style-name="ce5" table:formula="of:=[.C8]*(1-ABS([.B8]-[Parteien.E8])/2)" office:value-type="float" office:value="0">
            <text:p>0</text:p>
          </table:table-cell>
          <table:table-cell table:style-name="ce5" table:formula="of:=[.C8]*(1-ABS([.B8]-[Parteien.F8])/2)" office:value-type="float" office:value="2">
            <text:p>2</text:p>
          </table:table-cell>
          <table:table-cell table:style-name="ce5" table:formula="of:=[.C8]*(1-ABS([.B8]-[Parteien.G8])/2)" office:value-type="float" office:value="2">
            <text:p>2</text:p>
          </table:table-cell>
          <table:table-cell table:style-name="ce5" table:formula="of:=[.C8]*(1-ABS([.B8]-[Parteien.H8])/2)" office:value-type="float" office:value="0">
            <text:p>0</text:p>
          </table:table-cell>
          <table:table-cell table:style-name="ce5" table:formula="of:=[.C8]*(1-ABS([.B8]-[Parteien.I8])/2)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Weitere Bahnstrecken sollen an private Betreiber vergeben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5" table:formula="of:=[.C9]*(1-ABS([.B9]-[Parteien.B9])/2)" office:value-type="float" office:value="1">
            <text:p>1</text:p>
          </table:table-cell>
          <table:table-cell table:style-name="ce5" table:formula="of:=[.C9]*(1-ABS([.B9]-[Parteien.C9])/2)" office:value-type="float" office:value="1">
            <text:p>1</text:p>
          </table:table-cell>
          <table:table-cell table:style-name="ce5" table:formula="of:=[.C9]*(1-ABS([.B9]-[Parteien.D9])/2)" office:value-type="float" office:value="0">
            <text:p>0</text:p>
          </table:table-cell>
          <table:table-cell table:style-name="ce5" table:formula="of:=[.C9]*(1-ABS([.B9]-[Parteien.E9])/2)" office:value-type="float" office:value="0">
            <text:p>0</text:p>
          </table:table-cell>
          <table:table-cell table:style-name="ce5" table:formula="of:=[.C9]*(1-ABS([.B9]-[Parteien.F9])/2)" office:value-type="float" office:value="2">
            <text:p>2</text:p>
          </table:table-cell>
          <table:table-cell table:style-name="ce5" table:formula="of:=[.C9]*(1-ABS([.B9]-[Parteien.G9])/2)" office:value-type="float" office:value="2">
            <text:p>2</text:p>
          </table:table-cell>
          <table:table-cell table:style-name="ce5" table:formula="of:=[.C9]*(1-ABS([.B9]-[Parteien.H9])/2)" office:value-type="float" office:value="0">
            <text:p>0</text:p>
          </table:table-cell>
          <table:table-cell table:style-name="ce5" table:formula="of:=[.C9]*(1-ABS([.B9]-[Parteien.I9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zinstudierende, die sich verpflichten später als Landärzte und Landärztinnen zu arbeiten, sollen ein Stipendium vom Land erhalt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10]*(1-ABS([.B10]-[Parteien.B10])/2)" office:value-type="float" office:value="1">
            <text:p>1</text:p>
          </table:table-cell>
          <table:table-cell table:style-name="ce5" table:formula="of:=[.C10]*(1-ABS([.B10]-[Parteien.C10])/2)" office:value-type="float" office:value="2">
            <text:p>2</text:p>
          </table:table-cell>
          <table:table-cell table:style-name="ce5" table:formula="of:=[.C10]*(1-ABS([.B10]-[Parteien.D10])/2)" office:value-type="float" office:value="2">
            <text:p>2</text:p>
          </table:table-cell>
          <table:table-cell table:style-name="ce5" table:formula="of:=[.C10]*(1-ABS([.B10]-[Parteien.E10])/2)" office:value-type="float" office:value="2">
            <text:p>2</text:p>
          </table:table-cell>
          <table:table-cell table:style-name="ce5" table:formula="of:=[.C10]*(1-ABS([.B10]-[Parteien.F10])/2)" office:value-type="float" office:value="2">
            <text:p>2</text:p>
          </table:table-cell>
          <table:table-cell table:style-name="ce5" table:formula="of:=[.C10]*(1-ABS([.B10]-[Parteien.G10])/2)" office:value-type="float" office:value="0">
            <text:p>0</text:p>
          </table:table-cell>
          <table:table-cell table:style-name="ce5" table:formula="of:=[.C10]*(1-ABS([.B10]-[Parteien.H10])/2)" office:value-type="float" office:value="0">
            <text:p>0</text:p>
          </table:table-cell>
          <table:table-cell table:style-name="ce5" table:formula="of:=[.C10]*(1-ABS([.B10]-[Parteien.I10])/2)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Mehr Videoüberwachung auf öffentlichen Plätz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11]*(1-ABS([.B11]-[Parteien.B11])/2)" office:value-type="float" office:value="0.5">
            <text:p>0,5</text:p>
          </table:table-cell>
          <table:table-cell table:style-name="ce5" table:formula="of:=[.C11]*(1-ABS([.B11]-[Parteien.C11])/2)" office:value-type="float" office:value="0">
            <text:p>0</text:p>
          </table:table-cell>
          <table:table-cell table:style-name="ce5" table:formula="of:=[.C11]*(1-ABS([.B11]-[Parteien.D11])/2)" office:value-type="float" office:value="1">
            <text:p>1</text:p>
          </table:table-cell>
          <table:table-cell table:style-name="ce5" table:formula="of:=[.C11]*(1-ABS([.B11]-[Parteien.E11])/2)" office:value-type="float" office:value="0">
            <text:p>0</text:p>
          </table:table-cell>
          <table:table-cell table:style-name="ce5" table:formula="of:=[.C11]*(1-ABS([.B11]-[Parteien.F11])/2)" office:value-type="float" office:value="1">
            <text:p>1</text:p>
          </table:table-cell>
          <table:table-cell table:style-name="ce5" table:formula="of:=[.C11]*(1-ABS([.B11]-[Parteien.G11])/2)" office:value-type="float" office:value="0.5">
            <text:p>0,5</text:p>
          </table:table-cell>
          <table:table-cell table:style-name="ce5" table:formula="of:=[.C11]*(1-ABS([.B11]-[Parteien.H11])/2)" office:value-type="float" office:value="1">
            <text:p>1</text:p>
          </table:table-cell>
          <table:table-cell table:style-name="ce5" table:formula="of:=[.C11]*(1-ABS([.B11]-[Parteien.I11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Landwirtschaftliche Betriebe sollen zu Maßnahmen verpflichted werden (z.B. Blühstreifen), die zum Schutz der Bienen beitrag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12]*(1-ABS([.B12]-[Parteien.B12])/2)" office:value-type="float" office:value="2">
            <text:p>2</text:p>
          </table:table-cell>
          <table:table-cell table:style-name="ce5" table:formula="of:=[.C12]*(1-ABS([.B12]-[Parteien.C12])/2)" office:value-type="float" office:value="2">
            <text:p>2</text:p>
          </table:table-cell>
          <table:table-cell table:style-name="ce5" table:formula="of:=[.C12]*(1-ABS([.B12]-[Parteien.D12])/2)" office:value-type="float" office:value="2">
            <text:p>2</text:p>
          </table:table-cell>
          <table:table-cell table:style-name="ce5" table:formula="of:=[.C12]*(1-ABS([.B12]-[Parteien.E12])/2)" office:value-type="float" office:value="0">
            <text:p>0</text:p>
          </table:table-cell>
          <table:table-cell table:style-name="ce5" table:formula="of:=[.C12]*(1-ABS([.B12]-[Parteien.F12])/2)" office:value-type="float" office:value="2">
            <text:p>2</text:p>
          </table:table-cell>
          <table:table-cell table:style-name="ce5" table:formula="of:=[.C12]*(1-ABS([.B12]-[Parteien.G12])/2)" office:value-type="float" office:value="2">
            <text:p>2</text:p>
          </table:table-cell>
          <table:table-cell table:style-name="ce5" table:formula="of:=[.C12]*(1-ABS([.B12]-[Parteien.H12])/2)" office:value-type="float" office:value="0">
            <text:p>0</text:p>
          </table:table-cell>
          <table:table-cell table:style-name="ce5" table:formula="of:=[.C12]*(1-ABS([.B12]-[Parteien.I12])/2)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Gleiche Besoldung für Lehrerinnen und Lehrer aller Schularten!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13]*(1-ABS([.B13]-[Parteien.B13])/2)" office:value-type="float" office:value="1">
            <text:p>1</text:p>
          </table:table-cell>
          <table:table-cell table:style-name="ce5" table:formula="of:=[.C13]*(1-ABS([.B13]-[Parteien.C13])/2)" office:value-type="float" office:value="0">
            <text:p>0</text:p>
          </table:table-cell>
          <table:table-cell table:style-name="ce5" table:formula="of:=[.C13]*(1-ABS([.B13]-[Parteien.D13])/2)" office:value-type="float" office:value="1">
            <text:p>1</text:p>
          </table:table-cell>
          <table:table-cell table:style-name="ce5" table:formula="of:=[.C13]*(1-ABS([.B13]-[Parteien.E13])/2)" office:value-type="float" office:value="1">
            <text:p>1</text:p>
          </table:table-cell>
          <table:table-cell table:style-name="ce5" table:formula="of:=[.C13]*(1-ABS([.B13]-[Parteien.F13])/2)" office:value-type="float" office:value="1">
            <text:p>1</text:p>
          </table:table-cell>
          <table:table-cell table:style-name="ce5" table:formula="of:=[.C13]*(1-ABS([.B13]-[Parteien.G13])/2)" office:value-type="float" office:value="1">
            <text:p>1</text:p>
          </table:table-cell>
          <table:table-cell table:style-name="ce5" table:formula="of:=[.C13]*(1-ABS([.B13]-[Parteien.H13])/2)" office:value-type="float" office:value="1">
            <text:p>1</text:p>
          </table:table-cell>
          <table:table-cell table:style-name="ce5" table:formula="of:=[.C13]*(1-ABS([.B13]-[Parteien.I13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Das Land soll Fischerinnen und Fischer, die aufgrund der Fangquoten hohe Verdienstausfälle haben, finanziell entschädigen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table:formula="of:=[.C14]*(1-ABS([.B14]-[Parteien.B14])/2)" office:value-type="float" office:value="0.5">
            <text:p>0,5</text:p>
          </table:table-cell>
          <table:table-cell table:style-name="ce5" table:formula="of:=[.C14]*(1-ABS([.B14]-[Parteien.C14])/2)" office:value-type="float" office:value="1">
            <text:p>1</text:p>
          </table:table-cell>
          <table:table-cell table:style-name="ce5" table:formula="of:=[.C14]*(1-ABS([.B14]-[Parteien.D14])/2)" office:value-type="float" office:value="0.5">
            <text:p>0,5</text:p>
          </table:table-cell>
          <table:table-cell table:style-name="ce5" table:formula="of:=[.C14]*(1-ABS([.B14]-[Parteien.E14])/2)" office:value-type="float" office:value="0.5">
            <text:p>0,5</text:p>
          </table:table-cell>
          <table:table-cell table:style-name="ce5" table:formula="of:=[.C14]*(1-ABS([.B14]-[Parteien.F14])/2)" office:value-type="float" office:value="0.5">
            <text:p>0,5</text:p>
          </table:table-cell>
          <table:table-cell table:style-name="ce5" table:formula="of:=[.C14]*(1-ABS([.B14]-[Parteien.G14])/2)" office:value-type="float" office:value="0.5">
            <text:p>0,5</text:p>
          </table:table-cell>
          <table:table-cell table:style-name="ce5" table:formula="of:=[.C14]*(1-ABS([.B14]-[Parteien.H14])/2)" office:value-type="float" office:value="1">
            <text:p>1</text:p>
          </table:table-cell>
          <table:table-cell table:style-name="ce5" table:formula="of:=[.C14]*(1-ABS([.B14]-[Parteien.I14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Die Grunderwerbsteuer soll gesenk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15]*(1-ABS([.B15]-[Parteien.B15])/2)" office:value-type="float" office:value="1">
            <text:p>1</text:p>
          </table:table-cell>
          <table:table-cell table:style-name="ce5" table:formula="of:=[.C15]*(1-ABS([.B15]-[Parteien.C15])/2)" office:value-type="float" office:value="0">
            <text:p>0</text:p>
          </table:table-cell>
          <table:table-cell table:style-name="ce5" table:formula="of:=[.C15]*(1-ABS([.B15]-[Parteien.D15])/2)" office:value-type="float" office:value="0.5">
            <text:p>0,5</text:p>
          </table:table-cell>
          <table:table-cell table:style-name="ce5" table:formula="of:=[.C15]*(1-ABS([.B15]-[Parteien.E15])/2)" office:value-type="float" office:value="0">
            <text:p>0</text:p>
          </table:table-cell>
          <table:table-cell table:style-name="ce5" table:formula="of:=[.C15]*(1-ABS([.B15]-[Parteien.F15])/2)" office:value-type="float" office:value="1">
            <text:p>1</text:p>
          </table:table-cell>
          <table:table-cell table:style-name="ce5" table:formula="of:=[.C15]*(1-ABS([.B15]-[Parteien.G15])/2)" office:value-type="float" office:value="1">
            <text:p>1</text:p>
          </table:table-cell>
          <table:table-cell table:style-name="ce5" table:formula="of:=[.C15]*(1-ABS([.B15]-[Parteien.H15])/2)" office:value-type="float" office:value="0">
            <text:p>0</text:p>
          </table:table-cell>
          <table:table-cell table:style-name="ce5" table:formula="of:=[.C15]*(1-ABS([.B15]-[Parteien.I15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ei Kommunalwahlen in Schleswig-Holstein soll es weiterhin keine Sperrklausel (z.B. Fünf- oder Dreiprozenthürde) geb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16]*(1-ABS([.B16]-[Parteien.B16])/2)" office:value-type="float" office:value="0">
            <text:p>0</text:p>
          </table:table-cell>
          <table:table-cell table:style-name="ce5" table:formula="of:=[.C16]*(1-ABS([.B16]-[Parteien.C16])/2)" office:value-type="float" office:value="1">
            <text:p>1</text:p>
          </table:table-cell>
          <table:table-cell table:style-name="ce5" table:formula="of:=[.C16]*(1-ABS([.B16]-[Parteien.D16])/2)" office:value-type="float" office:value="1">
            <text:p>1</text:p>
          </table:table-cell>
          <table:table-cell table:style-name="ce5" table:formula="of:=[.C16]*(1-ABS([.B16]-[Parteien.E16])/2)" office:value-type="float" office:value="0">
            <text:p>0</text:p>
          </table:table-cell>
          <table:table-cell table:style-name="ce5" table:formula="of:=[.C16]*(1-ABS([.B16]-[Parteien.F16])/2)" office:value-type="float" office:value="1">
            <text:p>1</text:p>
          </table:table-cell>
          <table:table-cell table:style-name="ce5" table:formula="of:=[.C16]*(1-ABS([.B16]-[Parteien.G16])/2)" office:value-type="float" office:value="1">
            <text:p>1</text:p>
          </table:table-cell>
          <table:table-cell table:style-name="ce5" table:formula="of:=[.C16]*(1-ABS([.B16]-[Parteien.H16])/2)" office:value-type="float" office:value="1">
            <text:p>1</text:p>
          </table:table-cell>
          <table:table-cell table:style-name="ce5" table:formula="of:=[.C16]*(1-ABS([.B16]-[Parteien.I16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Die Bundeswehr soll an Schulen für den Soldatenberuf werben dürf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17]*(1-ABS([.B17]-[Parteien.B17])/2)" office:value-type="float" office:value="0">
            <text:p>0</text:p>
          </table:table-cell>
          <table:table-cell table:style-name="ce5" table:formula="of:=[.C17]*(1-ABS([.B17]-[Parteien.C17])/2)" office:value-type="float" office:value="2">
            <text:p>2</text:p>
          </table:table-cell>
          <table:table-cell table:style-name="ce5" table:formula="of:=[.C17]*(1-ABS([.B17]-[Parteien.D17])/2)" office:value-type="float" office:value="1">
            <text:p>1</text:p>
          </table:table-cell>
          <table:table-cell table:style-name="ce5" table:formula="of:=[.C17]*(1-ABS([.B17]-[Parteien.E17])/2)" office:value-type="float" office:value="2">
            <text:p>2</text:p>
          </table:table-cell>
          <table:table-cell table:style-name="ce5" table:formula="of:=[.C17]*(1-ABS([.B17]-[Parteien.F17])/2)" office:value-type="float" office:value="0">
            <text:p>0</text:p>
          </table:table-cell>
          <table:table-cell table:style-name="ce5" table:formula="of:=[.C17]*(1-ABS([.B17]-[Parteien.G17])/2)" office:value-type="float" office:value="2">
            <text:p>2</text:p>
          </table:table-cell>
          <table:table-cell table:style-name="ce5" table:formula="of:=[.C17]*(1-ABS([.B17]-[Parteien.H17])/2)" office:value-type="float" office:value="2">
            <text:p>2</text:p>
          </table:table-cell>
          <table:table-cell table:style-name="ce5" table:formula="of:=[.C17]*(1-ABS([.B17]-[Parteien.I17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ie Schulbücher in Schleswig-Holstein sollen vorrangig das traditionelle Familienbild (Vater, Mutter, Kind) vermitteln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table:formula="of:=[.C18]*(1-ABS([.B18]-[Parteien.B18])/2)" office:value-type="float" office:value="0.5">
            <text:p>0,5</text:p>
          </table:table-cell>
          <table:table-cell table:style-name="ce5" table:formula="of:=[.C18]*(1-ABS([.B18]-[Parteien.C18])/2)" office:value-type="float" office:value="0.5">
            <text:p>0,5</text:p>
          </table:table-cell>
          <table:table-cell table:style-name="ce5" table:formula="of:=[.C18]*(1-ABS([.B18]-[Parteien.D18])/2)" office:value-type="float" office:value="0.5">
            <text:p>0,5</text:p>
          </table:table-cell>
          <table:table-cell table:style-name="ce5" table:formula="of:=[.C18]*(1-ABS([.B18]-[Parteien.E18])/2)" office:value-type="float" office:value="0.5">
            <text:p>0,5</text:p>
          </table:table-cell>
          <table:table-cell table:style-name="ce5" table:formula="of:=[.C18]*(1-ABS([.B18]-[Parteien.F18])/2)" office:value-type="float" office:value="0.5">
            <text:p>0,5</text:p>
          </table:table-cell>
          <table:table-cell table:style-name="ce5" table:formula="of:=[.C18]*(1-ABS([.B18]-[Parteien.G18])/2)" office:value-type="float" office:value="0.5">
            <text:p>0,5</text:p>
          </table:table-cell>
          <table:table-cell table:style-name="ce5" table:formula="of:=[.C18]*(1-ABS([.B18]-[Parteien.H18])/2)" office:value-type="float" office:value="1">
            <text:p>1</text:p>
          </table:table-cell>
          <table:table-cell table:style-name="ce5" table:formula="of:=[.C18]*(1-ABS([.B18]-[Parteien.I18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Vereine für "E-Sport" (Computerspiele) sollen wie Sportvereine vom Land geförder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19]*(1-ABS([.B19]-[Parteien.B19])/2)" office:value-type="float" office:value="0.5">
            <text:p>0,5</text:p>
          </table:table-cell>
          <table:table-cell table:style-name="ce5" table:formula="of:=[.C19]*(1-ABS([.B19]-[Parteien.C19])/2)" office:value-type="float" office:value="1">
            <text:p>1</text:p>
          </table:table-cell>
          <table:table-cell table:style-name="ce5" table:formula="of:=[.C19]*(1-ABS([.B19]-[Parteien.D19])/2)" office:value-type="float" office:value="0">
            <text:p>0</text:p>
          </table:table-cell>
          <table:table-cell table:style-name="ce5" table:formula="of:=[.C19]*(1-ABS([.B19]-[Parteien.E19])/2)" office:value-type="float" office:value="1">
            <text:p>1</text:p>
          </table:table-cell>
          <table:table-cell table:style-name="ce5" table:formula="of:=[.C19]*(1-ABS([.B19]-[Parteien.F19])/2)" office:value-type="float" office:value="0">
            <text:p>0</text:p>
          </table:table-cell>
          <table:table-cell table:style-name="ce5" table:formula="of:=[.C19]*(1-ABS([.B19]-[Parteien.G19])/2)" office:value-type="float" office:value="0">
            <text:p>0</text:p>
          </table:table-cell>
          <table:table-cell table:style-name="ce5" table:formula="of:=[.C19]*(1-ABS([.B19]-[Parteien.H19])/2)" office:value-type="float" office:value="0.5">
            <text:p>0,5</text:p>
          </table:table-cell>
          <table:table-cell table:style-name="ce5" table:formula="of:=[.C19]*(1-ABS([.B19]-[Parteien.I19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chleswig-Holstein soll sich für eine Begrenzung bei der Flüchtlingsaufnahme einsetz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20]*(1-ABS([.B20]-[Parteien.B20])/2)" office:value-type="float" office:value="1">
            <text:p>1</text:p>
          </table:table-cell>
          <table:table-cell table:style-name="ce5" table:formula="of:=[.C20]*(1-ABS([.B20]-[Parteien.C20])/2)" office:value-type="float" office:value="0">
            <text:p>0</text:p>
          </table:table-cell>
          <table:table-cell table:style-name="ce5" table:formula="of:=[.C20]*(1-ABS([.B20]-[Parteien.D20])/2)" office:value-type="float" office:value="1">
            <text:p>1</text:p>
          </table:table-cell>
          <table:table-cell table:style-name="ce5" table:formula="of:=[.C20]*(1-ABS([.B20]-[Parteien.E20])/2)" office:value-type="float" office:value="1">
            <text:p>1</text:p>
          </table:table-cell>
          <table:table-cell table:style-name="ce5" table:formula="of:=[.C20]*(1-ABS([.B20]-[Parteien.F20])/2)" office:value-type="float" office:value="1">
            <text:p>1</text:p>
          </table:table-cell>
          <table:table-cell table:style-name="ce5" table:formula="of:=[.C20]*(1-ABS([.B20]-[Parteien.G20])/2)" office:value-type="float" office:value="1">
            <text:p>1</text:p>
          </table:table-cell>
          <table:table-cell table:style-name="ce5" table:formula="of:=[.C20]*(1-ABS([.B20]-[Parteien.H20])/2)" office:value-type="float" office:value="0.5">
            <text:p>0,5</text:p>
          </table:table-cell>
          <table:table-cell table:style-name="ce5" table:formula="of:=[.C20]*(1-ABS([.B20]-[Parteien.I20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Interessenvertreterinnen und -vertreter, die Zugang zum Landtag haben, sollen in einer öffentlichen Liste ("Lobbyregister") erfasst werd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21]*(1-ABS([.B21]-[Parteien.B21])/2)" office:value-type="float" office:value="1">
            <text:p>1</text:p>
          </table:table-cell>
          <table:table-cell table:style-name="ce5" table:formula="of:=[.C21]*(1-ABS([.B21]-[Parteien.C21])/2)" office:value-type="float" office:value="2">
            <text:p>2</text:p>
          </table:table-cell>
          <table:table-cell table:style-name="ce5" table:formula="of:=[.C21]*(1-ABS([.B21]-[Parteien.D21])/2)" office:value-type="float" office:value="2">
            <text:p>2</text:p>
          </table:table-cell>
          <table:table-cell table:style-name="ce5" table:formula="of:=[.C21]*(1-ABS([.B21]-[Parteien.E21])/2)" office:value-type="float" office:value="0">
            <text:p>0</text:p>
          </table:table-cell>
          <table:table-cell table:style-name="ce5" table:formula="of:=[.C21]*(1-ABS([.B21]-[Parteien.F21])/2)" office:value-type="float" office:value="2">
            <text:p>2</text:p>
          </table:table-cell>
          <table:table-cell table:style-name="ce5" table:formula="of:=[.C21]*(1-ABS([.B21]-[Parteien.G21])/2)" office:value-type="float" office:value="2">
            <text:p>2</text:p>
          </table:table-cell>
          <table:table-cell table:style-name="ce5" table:formula="of:=[.C21]*(1-ABS([.B21]-[Parteien.H21])/2)" office:value-type="float" office:value="0">
            <text:p>0</text:p>
          </table:table-cell>
          <table:table-cell table:style-name="ce5" table:formula="of:=[.C21]*(1-ABS([.B21]-[Parteien.I21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Das Land Schleswig-Holstein soll sich für die Einführung eines bedingungslosen Grundeinkommen einsetz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22]*(1-ABS([.B22]-[Parteien.B22])/2)" office:value-type="float" office:value="1">
            <text:p>1</text:p>
          </table:table-cell>
          <table:table-cell table:style-name="ce5" table:formula="of:=[.C22]*(1-ABS([.B22]-[Parteien.C22])/2)" office:value-type="float" office:value="0.5">
            <text:p>0,5</text:p>
          </table:table-cell>
          <table:table-cell table:style-name="ce5" table:formula="of:=[.C22]*(1-ABS([.B22]-[Parteien.D22])/2)" office:value-type="float" office:value="0">
            <text:p>0</text:p>
          </table:table-cell>
          <table:table-cell table:style-name="ce5" table:formula="of:=[.C22]*(1-ABS([.B22]-[Parteien.E22])/2)" office:value-type="float" office:value="1">
            <text:p>1</text:p>
          </table:table-cell>
          <table:table-cell table:style-name="ce5" table:formula="of:=[.C22]*(1-ABS([.B22]-[Parteien.F22])/2)" office:value-type="float" office:value="0">
            <text:p>0</text:p>
          </table:table-cell>
          <table:table-cell table:style-name="ce5" table:formula="of:=[.C22]*(1-ABS([.B22]-[Parteien.G22])/2)" office:value-type="float" office:value="1">
            <text:p>1</text:p>
          </table:table-cell>
          <table:table-cell table:style-name="ce5" table:formula="of:=[.C22]*(1-ABS([.B22]-[Parteien.H22])/2)" office:value-type="float" office:value="1">
            <text:p>1</text:p>
          </table:table-cell>
          <table:table-cell table:style-name="ce5" table:formula="of:=[.C22]*(1-ABS([.B22]-[Parteien.I22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Keine Mietpreisbremse in Schleswig-Holstei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23]*(1-ABS([.B23]-[Parteien.B23])/2)" office:value-type="float" office:value="1">
            <text:p>1</text:p>
          </table:table-cell>
          <table:table-cell table:style-name="ce5" table:formula="of:=[.C23]*(1-ABS([.B23]-[Parteien.C23])/2)" office:value-type="float" office:value="0">
            <text:p>0</text:p>
          </table:table-cell>
          <table:table-cell table:style-name="ce5" table:formula="of:=[.C23]*(1-ABS([.B23]-[Parteien.D23])/2)" office:value-type="float" office:value="1">
            <text:p>1</text:p>
          </table:table-cell>
          <table:table-cell table:style-name="ce5" table:formula="of:=[.C23]*(1-ABS([.B23]-[Parteien.E23])/2)" office:value-type="float" office:value="0">
            <text:p>0</text:p>
          </table:table-cell>
          <table:table-cell table:style-name="ce5" table:formula="of:=[.C23]*(1-ABS([.B23]-[Parteien.F23])/2)" office:value-type="float" office:value="1">
            <text:p>1</text:p>
          </table:table-cell>
          <table:table-cell table:style-name="ce5" table:formula="of:=[.C23]*(1-ABS([.B23]-[Parteien.G23])/2)" office:value-type="float" office:value="1">
            <text:p>1</text:p>
          </table:table-cell>
          <table:table-cell table:style-name="ce5" table:formula="of:=[.C23]*(1-ABS([.B23]-[Parteien.H23])/2)" office:value-type="float" office:value="0">
            <text:p>0</text:p>
          </table:table-cell>
          <table:table-cell table:style-name="ce5" table:formula="of:=[.C23]*(1-ABS([.B23]-[Parteien.I23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In Führungsgremien von landeseigenen Unternehmen soll eine Frauenquote gelt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24]*(1-ABS([.B24]-[Parteien.B24])/2)" office:value-type="float" office:value="1">
            <text:p>1</text:p>
          </table:table-cell>
          <table:table-cell table:style-name="ce5" table:formula="of:=[.C24]*(1-ABS([.B24]-[Parteien.C24])/2)" office:value-type="float" office:value="0">
            <text:p>0</text:p>
          </table:table-cell>
          <table:table-cell table:style-name="ce5" table:formula="of:=[.C24]*(1-ABS([.B24]-[Parteien.D24])/2)" office:value-type="float" office:value="0">
            <text:p>0</text:p>
          </table:table-cell>
          <table:table-cell table:style-name="ce5" table:formula="of:=[.C24]*(1-ABS([.B24]-[Parteien.E24])/2)" office:value-type="float" office:value="0">
            <text:p>0</text:p>
          </table:table-cell>
          <table:table-cell table:style-name="ce5" table:formula="of:=[.C24]*(1-ABS([.B24]-[Parteien.F24])/2)" office:value-type="float" office:value="1">
            <text:p>1</text:p>
          </table:table-cell>
          <table:table-cell table:style-name="ce5" table:formula="of:=[.C24]*(1-ABS([.B24]-[Parteien.G24])/2)" office:value-type="float" office:value="1">
            <text:p>1</text:p>
          </table:table-cell>
          <table:table-cell table:style-name="ce5" table:formula="of:=[.C24]*(1-ABS([.B24]-[Parteien.H24])/2)" office:value-type="float" office:value="0">
            <text:p>0</text:p>
          </table:table-cell>
          <table:table-cell table:style-name="ce5" table:formula="of:=[.C24]*(1-ABS([.B24]-[Parteien.I24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Alle dauerhaft in Schleswig-Holstein lebenden Ausländerinnen und Ausländer sollen an den Kommunalwahlen teilnehmen dürf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5" table:formula="of:=[.C25]*(1-ABS([.B25]-[Parteien.B25])/2)" office:value-type="float" office:value="0">
            <text:p>0</text:p>
          </table:table-cell>
          <table:table-cell table:style-name="ce5" table:formula="of:=[.C25]*(1-ABS([.B25]-[Parteien.C25])/2)" office:value-type="float" office:value="2">
            <text:p>2</text:p>
          </table:table-cell>
          <table:table-cell table:style-name="ce5" table:formula="of:=[.C25]*(1-ABS([.B25]-[Parteien.D25])/2)" office:value-type="float" office:value="0">
            <text:p>0</text:p>
          </table:table-cell>
          <table:table-cell table:style-name="ce5" table:formula="of:=[.C25]*(1-ABS([.B25]-[Parteien.E25])/2)" office:value-type="float" office:value="2">
            <text:p>2</text:p>
          </table:table-cell>
          <table:table-cell table:style-name="ce5" table:formula="of:=[.C25]*(1-ABS([.B25]-[Parteien.F25])/2)" office:value-type="float" office:value="0">
            <text:p>0</text:p>
          </table:table-cell>
          <table:table-cell table:style-name="ce5" table:formula="of:=[.C25]*(1-ABS([.B25]-[Parteien.G25])/2)" office:value-type="float" office:value="0">
            <text:p>0</text:p>
          </table:table-cell>
          <table:table-cell table:style-name="ce5" table:formula="of:=[.C25]*(1-ABS([.B25]-[Parteien.H25])/2)" office:value-type="float" office:value="2">
            <text:p>2</text:p>
          </table:table-cell>
          <table:table-cell table:style-name="ce5" table:formula="of:=[.C25]*(1-ABS([.B25]-[Parteien.I25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r Besitz von geringen Mengen Cannabis für den eigenen Bedarf soll erlaubt sein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table:formula="of:=[.C26]*(1-ABS([.B26]-[Parteien.B26])/2)" office:value-type="float" office:value="0.5">
            <text:p>0,5</text:p>
          </table:table-cell>
          <table:table-cell table:style-name="ce5" table:formula="of:=[.C26]*(1-ABS([.B26]-[Parteien.C26])/2)" office:value-type="float" office:value="0.5">
            <text:p>0,5</text:p>
          </table:table-cell>
          <table:table-cell table:style-name="ce5" table:formula="of:=[.C26]*(1-ABS([.B26]-[Parteien.D26])/2)" office:value-type="float" office:value="0.5">
            <text:p>0,5</text:p>
          </table:table-cell>
          <table:table-cell table:style-name="ce5" table:formula="of:=[.C26]*(1-ABS([.B26]-[Parteien.E26])/2)" office:value-type="float" office:value="0.5">
            <text:p>0,5</text:p>
          </table:table-cell>
          <table:table-cell table:style-name="ce5" table:formula="of:=[.C26]*(1-ABS([.B26]-[Parteien.F26])/2)" office:value-type="float" office:value="0.5">
            <text:p>0,5</text:p>
          </table:table-cell>
          <table:table-cell table:style-name="ce5" table:formula="of:=[.C26]*(1-ABS([.B26]-[Parteien.G26])/2)" office:value-type="float" office:value="0.5">
            <text:p>0,5</text:p>
          </table:table-cell>
          <table:table-cell table:style-name="ce5" table:formula="of:=[.C26]*(1-ABS([.B26]-[Parteien.H26])/2)" office:value-type="float" office:value="0.5">
            <text:p>0,5</text:p>
          </table:table-cell>
          <table:table-cell table:style-name="ce5" table:formula="of:=[.C26]*(1-ABS([.B26]-[Parteien.I26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Der Mindestabstand von Windkraftanlagen zu Wohngebäuden soll vergrößert werd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27]*(1-ABS([.B27]-[Parteien.B27])/2)" office:value-type="float" office:value="2">
            <text:p>2</text:p>
          </table:table-cell>
          <table:table-cell table:style-name="ce5" table:formula="of:=[.C27]*(1-ABS([.B27]-[Parteien.C27])/2)" office:value-type="float" office:value="2">
            <text:p>2</text:p>
          </table:table-cell>
          <table:table-cell table:style-name="ce5" table:formula="of:=[.C27]*(1-ABS([.B27]-[Parteien.D27])/2)" office:value-type="float" office:value="1">
            <text:p>1</text:p>
          </table:table-cell>
          <table:table-cell table:style-name="ce5" table:formula="of:=[.C27]*(1-ABS([.B27]-[Parteien.E27])/2)" office:value-type="float" office:value="2">
            <text:p>2</text:p>
          </table:table-cell>
          <table:table-cell table:style-name="ce5" table:formula="of:=[.C27]*(1-ABS([.B27]-[Parteien.F27])/2)" office:value-type="float" office:value="0">
            <text:p>0</text:p>
          </table:table-cell>
          <table:table-cell table:style-name="ce5" table:formula="of:=[.C27]*(1-ABS([.B27]-[Parteien.G27])/2)" office:value-type="float" office:value="0">
            <text:p>0</text:p>
          </table:table-cell>
          <table:table-cell table:style-name="ce5" table:formula="of:=[.C27]*(1-ABS([.B27]-[Parteien.H27])/2)" office:value-type="float" office:value="2">
            <text:p>2</text:p>
          </table:table-cell>
          <table:table-cell table:style-name="ce5" table:formula="of:=[.C27]*(1-ABS([.B27]-[Parteien.I27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ie verpflichtende Mitgliedschaft der Unternehmen in der Industrie- und Handelskammer soll abgeschaff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5" table:formula="of:=[.C28]*(1-ABS([.B28]-[Parteien.B28])/2)" office:value-type="float" office:value="2">
            <text:p>2</text:p>
          </table:table-cell>
          <table:table-cell table:style-name="ce5" table:formula="of:=[.C28]*(1-ABS([.B28]-[Parteien.C28])/2)" office:value-type="float" office:value="0">
            <text:p>0</text:p>
          </table:table-cell>
          <table:table-cell table:style-name="ce5" table:formula="of:=[.C28]*(1-ABS([.B28]-[Parteien.D28])/2)" office:value-type="float" office:value="0">
            <text:p>0</text:p>
          </table:table-cell>
          <table:table-cell table:style-name="ce5" table:formula="of:=[.C28]*(1-ABS([.B28]-[Parteien.E28])/2)" office:value-type="float" office:value="2">
            <text:p>2</text:p>
          </table:table-cell>
          <table:table-cell table:style-name="ce5" table:formula="of:=[.C28]*(1-ABS([.B28]-[Parteien.F28])/2)" office:value-type="float" office:value="0">
            <text:p>0</text:p>
          </table:table-cell>
          <table:table-cell table:style-name="ce5" table:formula="of:=[.C28]*(1-ABS([.B28]-[Parteien.G28])/2)" office:value-type="float" office:value="0">
            <text:p>0</text:p>
          </table:table-cell>
          <table:table-cell table:style-name="ce5" table:formula="of:=[.C28]*(1-ABS([.B28]-[Parteien.H28])/2)" office:value-type="float" office:value="1">
            <text:p>1</text:p>
          </table:table-cell>
          <table:table-cell table:style-name="ce5" table:formula="of:=[.C28]*(1-ABS([.B28]-[Parteien.I28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andwirtinnen und Landwirte sollen selbst entscheiden, wie sie die Wallhecken am Feldrand ("Knick") beschnei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5" table:formula="of:=[.C29]*(1-ABS([.B29]-[Parteien.B29])/2)" office:value-type="float" office:value="2">
            <text:p>2</text:p>
          </table:table-cell>
          <table:table-cell table:style-name="ce5" table:formula="of:=[.C29]*(1-ABS([.B29]-[Parteien.C29])/2)" office:value-type="float" office:value="0">
            <text:p>0</text:p>
          </table:table-cell>
          <table:table-cell table:style-name="ce5" table:formula="of:=[.C29]*(1-ABS([.B29]-[Parteien.D29])/2)" office:value-type="float" office:value="2">
            <text:p>2</text:p>
          </table:table-cell>
          <table:table-cell table:style-name="ce5" table:formula="of:=[.C29]*(1-ABS([.B29]-[Parteien.E29])/2)" office:value-type="float" office:value="0">
            <text:p>0</text:p>
          </table:table-cell>
          <table:table-cell table:style-name="ce5" table:formula="of:=[.C29]*(1-ABS([.B29]-[Parteien.F29])/2)" office:value-type="float" office:value="2">
            <text:p>2</text:p>
          </table:table-cell>
          <table:table-cell table:style-name="ce5" table:formula="of:=[.C29]*(1-ABS([.B29]-[Parteien.G29])/2)" office:value-type="float" office:value="2">
            <text:p>2</text:p>
          </table:table-cell>
          <table:table-cell table:style-name="ce5" table:formula="of:=[.C29]*(1-ABS([.B29]-[Parteien.H29])/2)" office:value-type="float" office:value="0">
            <text:p>0</text:p>
          </table:table-cell>
          <table:table-cell table:style-name="ce5" table:formula="of:=[.C29]*(1-ABS([.B29]-[Parteien.I29])/2)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An allen Gymnasien in Schleswig-Holstein soll das Abitur wieder ausschließlich nach 9 Jahren (G9) abgelegt werd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30]*(1-ABS([.B30]-[Parteien.B30])/2)" office:value-type="float" office:value="0">
            <text:p>0</text:p>
          </table:table-cell>
          <table:table-cell table:style-name="ce5" table:formula="of:=[.C30]*(1-ABS([.B30]-[Parteien.C30])/2)" office:value-type="float" office:value="0">
            <text:p>0</text:p>
          </table:table-cell>
          <table:table-cell table:style-name="ce5" table:formula="of:=[.C30]*(1-ABS([.B30]-[Parteien.D30])/2)" office:value-type="float" office:value="0">
            <text:p>0</text:p>
          </table:table-cell>
          <table:table-cell table:style-name="ce5" table:formula="of:=[.C30]*(1-ABS([.B30]-[Parteien.E30])/2)" office:value-type="float" office:value="1">
            <text:p>1</text:p>
          </table:table-cell>
          <table:table-cell table:style-name="ce5" table:formula="of:=[.C30]*(1-ABS([.B30]-[Parteien.F30])/2)" office:value-type="float" office:value="1">
            <text:p>1</text:p>
          </table:table-cell>
          <table:table-cell table:style-name="ce5" table:formula="of:=[.C30]*(1-ABS([.B30]-[Parteien.G30])/2)" office:value-type="float" office:value="0">
            <text:p>0</text:p>
          </table:table-cell>
          <table:table-cell table:style-name="ce5" table:formula="of:=[.C30]*(1-ABS([.B30]-[Parteien.H30])/2)" office:value-type="float" office:value="0.5">
            <text:p>0,5</text:p>
          </table:table-cell>
          <table:table-cell table:style-name="ce5" table:formula="of:=[.C30]*(1-ABS([.B30]-[Parteien.I30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aushaltsüberschüsse des Landes sollen überwiegend zum Schuldenabbau verwendet werd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31]*(1-ABS([.B31]-[Parteien.B31])/2)" office:value-type="float" office:value="2">
            <text:p>2</text:p>
          </table:table-cell>
          <table:table-cell table:style-name="ce5" table:formula="of:=[.C31]*(1-ABS([.B31]-[Parteien.C31])/2)" office:value-type="float" office:value="2">
            <text:p>2</text:p>
          </table:table-cell>
          <table:table-cell table:style-name="ce5" table:formula="of:=[.C31]*(1-ABS([.B31]-[Parteien.D31])/2)" office:value-type="float" office:value="2">
            <text:p>2</text:p>
          </table:table-cell>
          <table:table-cell table:style-name="ce5" table:formula="of:=[.C31]*(1-ABS([.B31]-[Parteien.E31])/2)" office:value-type="float" office:value="2">
            <text:p>2</text:p>
          </table:table-cell>
          <table:table-cell table:style-name="ce5" table:formula="of:=[.C31]*(1-ABS([.B31]-[Parteien.F31])/2)" office:value-type="float" office:value="0">
            <text:p>0</text:p>
          </table:table-cell>
          <table:table-cell table:style-name="ce5" table:formula="of:=[.C31]*(1-ABS([.B31]-[Parteien.G31])/2)" office:value-type="float" office:value="0">
            <text:p>0</text:p>
          </table:table-cell>
          <table:table-cell table:style-name="ce5" table:formula="of:=[.C31]*(1-ABS([.B31]-[Parteien.H31])/2)" office:value-type="float" office:value="1">
            <text:p>1</text:p>
          </table:table-cell>
          <table:table-cell table:style-name="ce5" table:formula="of:=[.C31]*(1-ABS([.B31]-[Parteien.I31])/2)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Für Stellen im öffentlichen Dienst sollen ausschließlich anonymisierte Bewerbungsverfahren durchgeführ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32]*(1-ABS([.B32]-[Parteien.B32])/2)" office:value-type="float" office:value="0.5">
            <text:p>0,5</text:p>
          </table:table-cell>
          <table:table-cell table:style-name="ce5" table:formula="of:=[.C32]*(1-ABS([.B32]-[Parteien.C32])/2)" office:value-type="float" office:value="1">
            <text:p>1</text:p>
          </table:table-cell>
          <table:table-cell table:style-name="ce5" table:formula="of:=[.C32]*(1-ABS([.B32]-[Parteien.D32])/2)" office:value-type="float" office:value="0">
            <text:p>0</text:p>
          </table:table-cell>
          <table:table-cell table:style-name="ce5" table:formula="of:=[.C32]*(1-ABS([.B32]-[Parteien.E32])/2)" office:value-type="float" office:value="1">
            <text:p>1</text:p>
          </table:table-cell>
          <table:table-cell table:style-name="ce5" table:formula="of:=[.C32]*(1-ABS([.B32]-[Parteien.F32])/2)" office:value-type="float" office:value="0">
            <text:p>0</text:p>
          </table:table-cell>
          <table:table-cell table:style-name="ce5" table:formula="of:=[.C32]*(1-ABS([.B32]-[Parteien.G32])/2)" office:value-type="float" office:value="0">
            <text:p>0</text:p>
          </table:table-cell>
          <table:table-cell table:style-name="ce5" table:formula="of:=[.C32]*(1-ABS([.B32]-[Parteien.H32])/2)" office:value-type="float" office:value="0.5">
            <text:p>0,5</text:p>
          </table:table-cell>
          <table:table-cell table:style-name="ce5" table:formula="of:=[.C32]*(1-ABS([.B32]-[Parteien.I32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Geschäfte in Schleswig-Holstein sollen sonntags wieder länger öffnen dürf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33]*(1-ABS([.B33]-[Parteien.B33])/2)" office:value-type="float" office:value="1">
            <text:p>1</text:p>
          </table:table-cell>
          <table:table-cell table:style-name="ce5" table:formula="of:=[.C33]*(1-ABS([.B33]-[Parteien.C33])/2)" office:value-type="float" office:value="0.5">
            <text:p>0,5</text:p>
          </table:table-cell>
          <table:table-cell table:style-name="ce5" table:formula="of:=[.C33]*(1-ABS([.B33]-[Parteien.D33])/2)" office:value-type="float" office:value="1">
            <text:p>1</text:p>
          </table:table-cell>
          <table:table-cell table:style-name="ce5" table:formula="of:=[.C33]*(1-ABS([.B33]-[Parteien.E33])/2)" office:value-type="float" office:value="1">
            <text:p>1</text:p>
          </table:table-cell>
          <table:table-cell table:style-name="ce5" table:formula="of:=[.C33]*(1-ABS([.B33]-[Parteien.F33])/2)" office:value-type="float" office:value="1">
            <text:p>1</text:p>
          </table:table-cell>
          <table:table-cell table:style-name="ce5" table:formula="of:=[.C33]*(1-ABS([.B33]-[Parteien.G33])/2)" office:value-type="float" office:value="1">
            <text:p>1</text:p>
          </table:table-cell>
          <table:table-cell table:style-name="ce5" table:formula="of:=[.C33]*(1-ABS([.B33]-[Parteien.H33])/2)" office:value-type="float" office:value="0">
            <text:p>0</text:p>
          </table:table-cell>
          <table:table-cell table:style-name="ce5" table:formula="of:=[.C33]*(1-ABS([.B33]-[Parteien.I33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An Hochschulen in Schleswig-Holstein soll für militärische Zwecke geforscht werden dürf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34]*(1-ABS([.B34]-[Parteien.B34])/2)" office:value-type="float" office:value="1">
            <text:p>1</text:p>
          </table:table-cell>
          <table:table-cell table:style-name="ce5" table:formula="of:=[.C34]*(1-ABS([.B34]-[Parteien.C34])/2)" office:value-type="float" office:value="2">
            <text:p>2</text:p>
          </table:table-cell>
          <table:table-cell table:style-name="ce5" table:formula="of:=[.C34]*(1-ABS([.B34]-[Parteien.D34])/2)" office:value-type="float" office:value="2">
            <text:p>2</text:p>
          </table:table-cell>
          <table:table-cell table:style-name="ce5" table:formula="of:=[.C34]*(1-ABS([.B34]-[Parteien.E34])/2)" office:value-type="float" office:value="2">
            <text:p>2</text:p>
          </table:table-cell>
          <table:table-cell table:style-name="ce5" table:formula="of:=[.C34]*(1-ABS([.B34]-[Parteien.F34])/2)" office:value-type="float" office:value="0">
            <text:p>0</text:p>
          </table:table-cell>
          <table:table-cell table:style-name="ce5" table:formula="of:=[.C34]*(1-ABS([.B34]-[Parteien.G34])/2)" office:value-type="float" office:value="2">
            <text:p>2</text:p>
          </table:table-cell>
          <table:table-cell table:style-name="ce5" table:formula="of:=[.C34]*(1-ABS([.B34]-[Parteien.H34])/2)" office:value-type="float" office:value="2">
            <text:p>2</text:p>
          </table:table-cell>
          <table:table-cell table:style-name="ce5" table:formula="of:=[.C34]*(1-ABS([.B34]-[Parteien.I34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In allen Veröffentlichungen des Landes soll eine geschlechtergerechte Sprache verwendet werden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table:formula="of:=[.C35]*(1-ABS([.B35]-[Parteien.B35])/2)" office:value-type="float" office:value="0.5">
            <text:p>0,5</text:p>
          </table:table-cell>
          <table:table-cell table:style-name="ce5" table:formula="of:=[.C35]*(1-ABS([.B35]-[Parteien.C35])/2)" office:value-type="float" office:value="0.5">
            <text:p>0,5</text:p>
          </table:table-cell>
          <table:table-cell table:style-name="ce5" table:formula="of:=[.C35]*(1-ABS([.B35]-[Parteien.D35])/2)" office:value-type="float" office:value="0.5">
            <text:p>0,5</text:p>
          </table:table-cell>
          <table:table-cell table:style-name="ce5" table:formula="of:=[.C35]*(1-ABS([.B35]-[Parteien.E35])/2)" office:value-type="float" office:value="0.5">
            <text:p>0,5</text:p>
          </table:table-cell>
          <table:table-cell table:style-name="ce5" table:formula="of:=[.C35]*(1-ABS([.B35]-[Parteien.F35])/2)" office:value-type="float" office:value="0.5">
            <text:p>0,5</text:p>
          </table:table-cell>
          <table:table-cell table:style-name="ce5" table:formula="of:=[.C35]*(1-ABS([.B35]-[Parteien.G35])/2)" office:value-type="float" office:value="0.5">
            <text:p>0,5</text:p>
          </table:table-cell>
          <table:table-cell table:style-name="ce5" table:formula="of:=[.C35]*(1-ABS([.B35]-[Parteien.H35])/2)" office:value-type="float" office:value="1">
            <text:p>1</text:p>
          </table:table-cell>
          <table:table-cell table:style-name="ce5" table:formula="of:=[.C35]*(1-ABS([.B35]-[Parteien.I35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Die Polizistinnen und Polizisten sollen bei Großeinsätzen weiterhin eine individuelle Kennung tragen müssen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table:formula="of:=[.C36]*(1-ABS([.B36]-[Parteien.B36])/2)" office:value-type="float" office:value="0.5">
            <text:p>0,5</text:p>
          </table:table-cell>
          <table:table-cell table:style-name="ce5" table:formula="of:=[.C36]*(1-ABS([.B36]-[Parteien.C36])/2)" office:value-type="float" office:value="0.5">
            <text:p>0,5</text:p>
          </table:table-cell>
          <table:table-cell table:style-name="ce5" table:formula="of:=[.C36]*(1-ABS([.B36]-[Parteien.D36])/2)" office:value-type="float" office:value="0.5">
            <text:p>0,5</text:p>
          </table:table-cell>
          <table:table-cell table:style-name="ce5" table:formula="of:=[.C36]*(1-ABS([.B36]-[Parteien.E36])/2)" office:value-type="float" office:value="0.5">
            <text:p>0,5</text:p>
          </table:table-cell>
          <table:table-cell table:style-name="ce5" table:formula="of:=[.C36]*(1-ABS([.B36]-[Parteien.F36])/2)" office:value-type="float" office:value="0.5">
            <text:p>0,5</text:p>
          </table:table-cell>
          <table:table-cell table:style-name="ce5" table:formula="of:=[.C36]*(1-ABS([.B36]-[Parteien.G36])/2)" office:value-type="float" office:value="0.5">
            <text:p>0,5</text:p>
          </table:table-cell>
          <table:table-cell table:style-name="ce5" table:formula="of:=[.C36]*(1-ABS([.B36]-[Parteien.H36])/2)" office:value-type="float" office:value="0.5">
            <text:p>0,5</text:p>
          </table:table-cell>
          <table:table-cell table:style-name="ce5" table:formula="of:=[.C36]*(1-ABS([.B36]-[Parteien.I36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In Schleswig-Holstein soll der Reformationstag dauerhaft ein gesetzlicher Feiertag sei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37]*(1-ABS([.B37]-[Parteien.B37])/2)" office:value-type="float" office:value="1">
            <text:p>1</text:p>
          </table:table-cell>
          <table:table-cell table:style-name="ce5" table:formula="of:=[.C37]*(1-ABS([.B37]-[Parteien.C37])/2)" office:value-type="float" office:value="1">
            <text:p>1</text:p>
          </table:table-cell>
          <table:table-cell table:style-name="ce5" table:formula="of:=[.C37]*(1-ABS([.B37]-[Parteien.D37])/2)" office:value-type="float" office:value="0">
            <text:p>0</text:p>
          </table:table-cell>
          <table:table-cell table:style-name="ce5" table:formula="of:=[.C37]*(1-ABS([.B37]-[Parteien.E37])/2)" office:value-type="float" office:value="0">
            <text:p>0</text:p>
          </table:table-cell>
          <table:table-cell table:style-name="ce5" table:formula="of:=[.C37]*(1-ABS([.B37]-[Parteien.F37])/2)" office:value-type="float" office:value="1">
            <text:p>1</text:p>
          </table:table-cell>
          <table:table-cell table:style-name="ce5" table:formula="of:=[.C37]*(1-ABS([.B37]-[Parteien.G37])/2)" office:value-type="float" office:value="0.5">
            <text:p>0,5</text:p>
          </table:table-cell>
          <table:table-cell table:style-name="ce5" table:formula="of:=[.C37]*(1-ABS([.B37]-[Parteien.H37])/2)" office:value-type="float" office:value="0">
            <text:p>0</text:p>
          </table:table-cell>
          <table:table-cell table:style-name="ce5" table:formula="of:=[.C37]*(1-ABS([.B37]-[Parteien.I37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aßenschilder sollen je nach Region auch in Dänisch, Friesisch oder Plattdeutsch beschriftet sein müss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38]*(1-ABS([.B38]-[Parteien.B38])/2)" office:value-type="float" office:value="0">
            <text:p>0</text:p>
          </table:table-cell>
          <table:table-cell table:style-name="ce5" table:formula="of:=[.C38]*(1-ABS([.B38]-[Parteien.C38])/2)" office:value-type="float" office:value="0.5">
            <text:p>0,5</text:p>
          </table:table-cell>
          <table:table-cell table:style-name="ce5" table:formula="of:=[.C38]*(1-ABS([.B38]-[Parteien.D38])/2)" office:value-type="float" office:value="0.5">
            <text:p>0,5</text:p>
          </table:table-cell>
          <table:table-cell table:style-name="ce5" table:formula="of:=[.C38]*(1-ABS([.B38]-[Parteien.E38])/2)" office:value-type="float" office:value="1">
            <text:p>1</text:p>
          </table:table-cell>
          <table:table-cell table:style-name="ce5" table:formula="of:=[.C38]*(1-ABS([.B38]-[Parteien.F38])/2)" office:value-type="float" office:value="0">
            <text:p>0</text:p>
          </table:table-cell>
          <table:table-cell table:style-name="ce5" table:formula="of:=[.C38]*(1-ABS([.B38]-[Parteien.G38])/2)" office:value-type="float" office:value="0">
            <text:p>0</text:p>
          </table:table-cell>
          <table:table-cell table:style-name="ce5" table:formula="of:=[.C38]*(1-ABS([.B38]-[Parteien.H38])/2)" office:value-type="float" office:value="1">
            <text:p>1</text:p>
          </table:table-cell>
          <table:table-cell table:style-name="ce5" table:formula="of:=[.C38]*(1-ABS([.B38]-[Parteien.I38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r Zugang zu allen Stränden soll gebührenfrei sei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39]*(1-ABS([.B39]-[Parteien.B39])/2)" office:value-type="float" office:value="1">
            <text:p>1</text:p>
          </table:table-cell>
          <table:table-cell table:style-name="ce5" table:formula="of:=[.C39]*(1-ABS([.B39]-[Parteien.C39])/2)" office:value-type="float" office:value="1">
            <text:p>1</text:p>
          </table:table-cell>
          <table:table-cell table:style-name="ce5" table:formula="of:=[.C39]*(1-ABS([.B39]-[Parteien.D39])/2)" office:value-type="float" office:value="1">
            <text:p>1</text:p>
          </table:table-cell>
          <table:table-cell table:style-name="ce5" table:formula="of:=[.C39]*(1-ABS([.B39]-[Parteien.E39])/2)" office:value-type="float" office:value="0">
            <text:p>0</text:p>
          </table:table-cell>
          <table:table-cell table:style-name="ce5" table:formula="of:=[.C39]*(1-ABS([.B39]-[Parteien.F39])/2)" office:value-type="float" office:value="1">
            <text:p>1</text:p>
          </table:table-cell>
          <table:table-cell table:style-name="ce5" table:formula="of:=[.C39]*(1-ABS([.B39]-[Parteien.G39])/2)" office:value-type="float" office:value="1">
            <text:p>1</text:p>
          </table:table-cell>
          <table:table-cell table:style-name="ce5" table:formula="of:=[.C39]*(1-ABS([.B39]-[Parteien.H39])/2)" office:value-type="float" office:value="1">
            <text:p>1</text:p>
          </table:table-cell>
          <table:table-cell table:style-name="ce5" table:formula="of:=[.C39]*(1-ABS([.B39]-[Parteien.I39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formula="of:=SUM([.C2:.C39])" office:value-type="float" office:value="53">
            <text:p>53</text:p>
          </table:table-cell>
          <table:table-cell table:style-name="ce10" table:formula="of:=SUM([.D2:.D39])/[.C40]" office:value-type="percentage" office:value="0.650943396226415">
            <text:p>65,1%</text:p>
          </table:table-cell>
          <table:table-cell table:style-name="ce10" table:formula="of:=SUM([.E2:.E39])/[.C40]" office:value-type="percentage" office:value="0.641509433962264">
            <text:p>64,2%</text:p>
          </table:table-cell>
          <table:table-cell table:style-name="ce10" table:formula="of:=SUM([.F2:.F39])/[.C40]" office:value-type="percentage" office:value="0.60377358490566">
            <text:p>60,4%</text:p>
          </table:table-cell>
          <table:table-cell table:style-name="ce10" table:formula="of:=SUM([.G2:.G39])/[.C40]" office:value-type="percentage" office:value="0.584905660377358">
            <text:p>58,5%</text:p>
          </table:table-cell>
          <table:table-cell table:style-name="ce10" table:formula="of:=SUM([.H2:.H39])/[.C40]" office:value-type="percentage" office:value="0.584905660377358">
            <text:p>58,5%</text:p>
          </table:table-cell>
          <table:table-cell table:style-name="ce10" table:formula="of:=SUM([.I2:.I39])/[.C40]" office:value-type="percentage" office:value="0.566037735849057">
            <text:p>56,6%</text:p>
          </table:table-cell>
          <table:table-cell table:style-name="ce10" table:formula="of:=SUM([.J2:.J39])/[.C40]" office:value-type="percentage" office:value="0.518867924528302">
            <text:p>51,9%</text:p>
          </table:table-cell>
          <table:table-cell table:style-name="ce10" table:formula="of:=SUM([.K2:.K39])/[.C40]" office:value-type="percentage" office:value="0.490566037735849">
            <text:p>49,1%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Farblegende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Ausfüllen mit individuellen Antworten (1 oder 0 oder -1) und Gewichten (0-100).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5" office:value-type="string">
            <text:p>Nicht verändern (enthält Berechnungsformel).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6" office:value-type="string">
            <text:p>Formeln nur anpassen, wenn mehr als 38 Fragen berücksichtigt werden sollen.</text:p>
          </table:table-cell>
          <table:table-cell table:number-columns-repeated="1023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teien" table:style-name="ta1" table:print="false">
        <table:table-column table:style-name="co1" table:default-cell-style-name="ce2"/>
        <table:table-column table:style-name="co4" table:number-columns-repeated="8" table:default-cell-style-name="Default"/>
        <table:table-column table:style-name="co3" table:number-columns-repeated="1015" table:default-cell-style-name="Default"/>
        <table:table-row table:style-name="ro2">
          <table:table-cell table:style-name="ce1" office:value-type="string">
            <text:p>These</text:p>
          </table:table-cell>
          <table:table-cell table:style-name="ce13" office:value-type="string">
            <text:p>SPD</text:p>
          </table:table-cell>
          <table:table-cell table:style-name="ce13" office:value-type="string">
            <text:p>AfD</text:p>
          </table:table-cell>
          <table:table-cell table:style-name="ce13" office:value-type="string">
            <text:p>Piraten</text:p>
          </table:table-cell>
          <table:table-cell table:style-name="ce13" office:value-type="string">
            <text:p>CDU</text:p>
          </table:table-cell>
          <table:table-cell table:style-name="ce13" office:value-type="string">
            <text:p>Linke</text:p>
          </table:table-cell>
          <table:table-cell table:style-name="ce13" office:value-type="string">
            <text:p>SSW</text:p>
          </table:table-cell>
          <table:table-cell table:style-name="ce13" office:value-type="string">
            <text:p>FDP</text:p>
          </table:table-cell>
          <table:table-cell table:style-name="ce13" office:value-type="string">
            <text:p>Grüne</text:p>
          </table:table-cell>
          <table:table-cell table:style-name="ce11" table:number-columns-repeated="1010"/>
          <table:table-cell table:style-name="ce12" table:number-columns-repeated="5"/>
        </table:table-row>
        <table:table-row table:style-name="ro2">
          <table:table-cell office:value-type="string">
            <text:p>An allen Grundschulen in Schleswig-Holstein sollen ab der dritten Klasse wieder Schulnoten vergeben werd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ie feste Fehmarnbeltquerung sol wie geplant gebaut werden.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as Land soll finanzielle Anreize schaffen, damit mehr landwirtschaftliche Betriebe auf ökologische Landwirtschaft umstell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Schleswig-Holstein soll abgelehnte Asylbewerberinnen und Asylbewerber aus Afghanistan in ihr Heimatland abschieb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Kleine Gemeinden in Schleswig-Holstein sollen zusammengelegt werden.</text:p>
          </table:table-cell>
          <table:table-cell table:number-columns-repeated="5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as Land soll sich dafür einsetzen, dass gleichgeschlechtliche Paare ein gemeinsames Adoptionsrecht erhalt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6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Unternehmen, die Aufträge vom Land erhalten, sollen weiterhin den Landesmindestlohn zahlen müsse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Weitere Bahnstrecken sollen an private Betreiber vergeben werden.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Medizinstudierende, die sich verpflichten später als Landärzte und Landärztinnen zu arbeiten, sollen ein Stipendium vom Land erhalten.</text:p>
          </table:table-cell>
          <table:table-cell table:style-name="ce14" office:value-type="float" office:value="0">
            <text:p>0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Mehr Videoüberwachung auf öffentlichen Plätzen.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Landwirtschaftliche Betriebe sollen zu Maßnahmen verpflichted werden (z.B. Blühstreifen), die zum Schutz der Bienen beitrage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Gleiche Besoldung für Lehrerinnen und Lehrer aller Schularten!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6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as Land soll Fischerinnen und Fischer, die aufgrund der Fangquoten hohe Verdienstausfälle haben, finanziell entschädig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ie Grunderwerbsteuer soll gesenkt werd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Bei Kommunalwahlen in Schleswig-Holstein soll es weiterhin keine Sperrklausel (z.B. Fünf- oder Dreiprozenthürde) geben.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ie Bundeswehr soll an Schulen für den Soldatenberuf werben dürf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ie Schulbücher in Schleswig-Holstein sollen vorrangig das traditionelle Familienbild (Vater, Mutter, Kind) vermittel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Vereine für "E-Sport" (Computerspiele) sollen wie Sportvereine vom Land gefördert werden.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Schleswig-Holstein soll sich für eine Begrenzung bei der Flüchtlingsaufnahme einsetz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4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Interessenvertreterinnen und -vertreter, die Zugang zum Landtag haben, sollen in einer öffentlichen Liste ("Lobbyregister") erfasst werden.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Das Land Schleswig-Holstein soll sich für die Einführung eines bedingungslosen Grundeinkommen einsetz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Keine Mietpreisbremse in Schleswig-Holstei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In Führungsgremien von landeseigenen Unternehmen soll eine Frauenquote gelten.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Alle dauerhaft in Schleswig-Holstein lebenden Ausländerinnen und Ausländer sollen an den Kommunalwahlen teilnehmen dürf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er Besitz von geringen Mengen Cannabis für den eigenen Bedarf soll erlaubt sei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er Mindestabstand von Windkraftanlagen zu Wohngebäuden soll vergrößert werden.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ie verpflichtende Mitgliedschaft der Unternehmen in der Industrie- und Handelskammer soll abgeschafft werden.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Landwirtinnen und Landwirte sollen selbst entscheiden, wie sie die Wallhecken am Feldrand ("Knick") beschneid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An allen Gymnasien in Schleswig-Holstein soll das Abitur wieder ausschließlich nach 9 Jahren (G9) abgelegt werden.</text:p>
          </table:table-cell>
          <table:table-cell table:number-columns-repeated="3"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Haushaltsüberschüsse des Landes sollen überwiegend zum Schuldenabbau verwendet werden.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Für Stellen im öffentlichen Dienst sollen ausschließlich anonymisierte Bewerbungsverfahren durchgeführt werden.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Geschäfte in Schleswig-Holstein sollen sonntags wieder länger öffnen dürfen.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number-columns-repeated="4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An Hochschulen in Schleswig-Holstein soll für militärische Zwecke geforscht werden dürfen.</text:p>
          </table:table-cell>
          <table:table-cell table:style-name="ce14" office:value-type="float" office:value="0">
            <text:p>0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In allen Veröffentlichungen des Landes soll eine geschlechtergerechte Sprache verwendet werden.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ie Polizistinnen und Polizisten sollen bei Großeinsätzen weiterhin eine individuelle Kennung tragen müss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In Schleswig-Holstein soll der Reformationstag dauerhaft ein gesetzlicher Feiertag sein.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Straßenschilder sollen je nach Region auch in Dänisch, Friesisch oder Plattdeutsch beschriftet sein müssen.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er Zugang zu allen Stränden soll gebührenfrei sei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>
            <text:p>Farblegende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Ausfüllen mit den Antworten der ausgewählten Parteien (1 oder 0 oder -1).</text:p>
          </table:table-cell>
          <table:table-cell table:number-columns-repeated="102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1.05.2017</text:date>, <text:time>09:4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9M7S</meta:editing-duration>
    <meta:editing-cycles>128</meta:editing-cycles>
    <meta:generator>OpenOffice/4.1.2$Win32 OpenOffice.org_project/412m3$Build-9782</meta:generator>
    <dc:date>2017-05-01T09:48:50.08</dc:date>
    <meta:document-statistic meta:table-count="2" meta:cell-count="795" meta:object-count="0"/>
    <meta:user-defined meta:name="Info 1"/>
    <meta:user-defined meta:name="Info 2"/>
    <meta:user-defined meta:name="Info 3"/>
    <meta:user-defined meta:name="Info 4"/>
  </office:meta>
</office:document-meta>
</file>